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2"/>
    <style:style style:name="P5" style:family="paragraph" style:parent-style-name="Heading_20_1">
      <style:paragraph-properties fo:text-align="center" style:justify-single-word="false"/>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arkov, Bayes, Expectation Maximization, A*: <text:line-break/> Foundations <text:s/>of <text:s/>NLP</text:h>
      <text:p text:style-name="P1"/>
      <text:p text:style-name="P2">Each of Markov, Bayes and EM combine to form a very powerful too for use in NLP. This axe is used again and again to solve problems in NLP that fall into the following pattern:</text:p>
      <text:list xml:id="list179598937" text:style-name="L1">
        <text:list-item>
          <text:p text:style-name="P3">Model – How is the data organized? What do the statistics tell <text:s/>you?</text:p>
        </text:list-item>
        <text:list-item>
          <text:p text:style-name="P3">Data – Where/How did you get it. Where did the statistics come from? </text:p>
        </text:list-item>
        <text:list-item>
          <text:p text:style-name="P3">Decoding, given data and an organization, a playing field, how do you find the answer, how do you win the game?</text:p>
        </text:list-item>
      </text:list>
      <text:p text:style-name="P2">The model is typically based on the Markov Assumption, often some kind of Noisy Transmission Model where a translation is added to the Markov chain.</text:p>
      <text:p text:style-name="P2">The data is typically counted, but sometimes you start with crude numbers and get what you need using <text:s/>EM (in Machine Translation, the word alignments can be EM'ed from known translated sentences. I.e you have sentence level gold standard data and find the word-level translations.)</text:p>
      <text:p text:style-name="P2">The decoding happens with EM algorithms like Viterbi, but also guided state space searches like A*.</text:p>
      <text:p text:style-name="P2">Other EM algorithms are forward-backward used in???? and Inside-Outside Boundaries used in classification ????</text:p>
      <text:p text:style-name="P2"><text:s/>Viterbi, a way of solving Noisy Transmission problems, takes advantage of Bayesian inversion to make use of available data. For example, in either translation or POS tagging, you have a sequence of observations (the foreign words or the words) and want to find the underlying states (the English words or the POS tags)...you have observations and you want to find states...you want to maximize the probability that a state comes from an observation...you want to maiximize P(S|O). What <text:s/>you have is a language model that tells you P(E) in translation, and P(POS) in POS tagging, you also have P(F|E) and P(W|POS) in POS tagging. Using Bayes you can flip them around to what you want P(E|F) – the translation, or P(POS|W)</text:p>
      <text:h text:style-name="Heading_20_3" text:outline-level="3">Markov Chains and the Markov Assumption</text:h>
      <text:p text:style-name="Text_20_body">Markov Chains describe a series of events in a tractable way using the Markov Assumption. The assumption is that the sequence of events is memoryless. That there's not a long sequence of conditions that lead up to the final event. In NLP it means all you look at to predict the nth word of a sequence is the last few; often just the last one. If you want to predict the tenth word in a sequence (possibly a sentence), it's not good enough to use straight occurrence probabilities because everything would be “the”. To make it more complicated, the occurrence of a word depends on what comes before. So the probability of the nth word depends on the n-1 words. That's too complicated, so you simplify by using the Markov Assumption and cut it down to the 10<text:span text:style-name="T1">th</text:span> word depends on the 9<text:span text:style-name="T1">th</text:span> word only (bigram).</text:p>
      <text:p text:style-name="Text_20_body">This can also work where the 10<text:span text:style-name="T1">th</text:span> word depends on the 9<text:span text:style-name="T1">th</text:span> and 8<text:span text:style-name="T1">th</text:span> (trigram) etc. The assumption is that the prior words don't really matter and in reality they do, but not very much.</text:p>
      <text:p text:style-name="Text_20_body"/>
      <text:h text:style-name="Heading_20_3" text:outline-level="3"><text:soft-page-break/>Bayesian Inversion</text:h>
      <text:p text:style-name="Text_20_body">Given a conditional probability, the probability of B given A, P(A | B), Bayes lets you flip it around:</text:p>
      <text:p text:style-name="Text_20_body">P(A|B) = P(B|A) P(A)/P(B). <text:s/>A simplification allows you to drop the (common) denominator and just use P(B|A) P(A). This comes in handy when you are doing sequence tagging. For example in POS tagging. <text:s/>If you have a language model that tells you, not what the probability of the next word is, given a word, but the P of the next POS given a POS, then you can use viterbi. Viterbi also uses a translation probabilities from the POS tag to the word. That is, it uses P(W|T) What you want is, given a word, what is the POS? To answer this you want to maximize P(T|W). What you have available are P(W|T) and P(T|T') or P(T). Use Bayesian Inversion to bridge the two: P(T|W) = P( W|T) P(T)</text:p>
      <text:p text:style-name="Text_20_body"/>
      <text:h text:style-name="Heading_20_3" text:outline-level="3">Expectation Maximization</text:h>
      <text:p text:style-name="Text_20_body">EM is an iterative solution to finding parameters for ______? You start with a guess for the parameter values and then calculate __________________. This gives you and idea how to adjust the parameters and you calculate again. Iterate until it stabilizes.</text:p>
      <text:p text:style-name="Text_20_body"/>
      <text:h text:style-name="Heading_20_3" text:outline-level="3">Applications</text:h>
      <text:list xml:id="list314903601" text:style-name="L2">
        <text:list-item>
          <text:p text:style-name="P4">POS tagging</text:p>
        </text:list-item>
      </text:list>
      <text:p text:style-name="Text_20_body"/>
      <text:h text:style-name="Heading_20_1" text:outline-level="1">Machine Learning fits in here too.</text:h>
      <text:p text:style-name="Text_20_body">ML is basically the generic name for a whole family of algorithms where <text:s/>you examine a training corpus for the way things happen...this comes out as a set of probabilities in a model, then apply those back to a problem, typically giving the most likely answer. It's not perfect and will be wrong in a small number of cases depending on how well you find the things that distinguish right from wrong...the features. In fact, these algorithms are so well known and well implemented that the hard part is really finding the features, the signals, to pay attention to, not the algorithms to apply.</text:p>
      <text:p text:style-name="Text_20_body"/>
      <text:h text:style-name="Heading_20_3" text:outline-level="3">A Higher Layer Still</text:h>
      <text:p text:style-name="Text_20_body"><text:tab/>The machine learning algorithms fall into a few classes including binary classification and multi-class labelling. There's different algorithms that support each. Once you have these in your tool box you can focus on Feature Engineering: the task of identifying the the features that work well with one or more such ML algorithms to solve the given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Roeder</meta:initial-creator>
    <meta:creation-date>2010-05-02T13:01:32</meta:creation-date>
    <dc:date>2010-05-04T08:57:47</dc:date>
    <dc:creator>Chris Roeder</dc:creator>
    <meta:editing-duration>PT06H15M49S</meta:editing-duration>
    <meta:editing-cycles>3</meta:editing-cycles>
    <meta:generator>OpenOffice.org/3.1$Linux OpenOffice.org_project/310m19$Build-9420</meta:generator>
    <meta:document-statistic meta:table-count="0" meta:image-count="0" meta:object-count="0" meta:page-count="2" meta:paragraph-count="24" meta:word-count="869" meta:character-count="4992"/>
  </office:meta>
</office:document-meta>
</file>